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5cm" svg:height="1cm" svg:x="7cm" svg:y="2.9cm">
          <text:p text:style-name="P1">M-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5cm" svg:height="1cm" svg:x="13cm" svg:y="2.9cm">
          <text:p text:style-name="P1">M-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4cm" svg:height="0.8cm" svg:x="3.6cm" svg:y="6.3cm">
          <text:p text:style-name="P1">Authority 1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4cm" svg:height="0.8cm" svg:x="7.8cm" svg:y="6.3cm">
          <text:p text:style-name="P1">Authority 2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6cm" svg:height="0.8cm" svg:x="2.1cm" svg:y="8.7cm">
          <text:p text:style-name="P1">Sub-authority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4cm" svg:height="0.8cm" svg:x="12.3cm" svg:y="6.3cm">
          <text:p text:style-name="P1">Issuer 1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4cm" svg:height="0.8cm" svg:x="16cm" svg:y="6.3cm">
          <text:p text:style-name="P1">Issuer 2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6cm" svg:height="0.8cm" svg:x="9.9cm" svg:y="8.7cm">
          <text:p text:style-name="P1">Sub-issuer 1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6cm" svg:height="0.8cm" svg:x="15cm" svg:y="8.7cm">
          <text:p text:style-name="P1">Sub-issuer 2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5.3cm" svg:y1="6.3cm" svg:x2="7.75cm" svg:y2="3.9cm" draw:start-shape="id1" draw:start-glue-point="0" draw:end-shape="id2" draw:end-glue-point="2" svg:d="M5300 6300l2450-2400" svg:viewBox="0 0 2451 2401">
          <text:p/>
        </draw:connector>
        <draw:connector draw:style-name="gr4" draw:text-style-name="P2" draw:layer="layout" draw:type="line" svg:x1="9.5cm" svg:y1="6.3cm" svg:x2="7.75cm" svg:y2="3.9cm" draw:start-shape="id3" draw:start-glue-point="0" draw:end-shape="id2" draw:end-glue-point="2" svg:d="M9500 6300l-1750-2400" svg:viewBox="0 0 1751 2401">
          <text:p/>
        </draw:connector>
        <draw:connector draw:style-name="gr4" draw:text-style-name="P2" draw:layer="layout" draw:type="line" svg:x1="14cm" svg:y1="6.3cm" svg:x2="13.75cm" svg:y2="3.9cm" draw:start-shape="id4" draw:start-glue-point="0" draw:end-shape="id5" draw:end-glue-point="2" svg:d="M14000 6300l-250-2400" svg:viewBox="0 0 251 2401">
          <text:p/>
        </draw:connector>
        <draw:connector draw:style-name="gr4" draw:text-style-name="P2" draw:layer="layout" draw:type="line" svg:x1="17.7cm" svg:y1="6.3cm" svg:x2="13.75cm" svg:y2="3.9cm" draw:start-shape="id6" draw:start-glue-point="0" draw:end-shape="id5" draw:end-glue-point="2" svg:d="M17700 6300l-3950-2400" svg:viewBox="0 0 3951 2401">
          <text:p/>
        </draw:connector>
        <draw:connector draw:style-name="gr4" draw:text-style-name="P2" draw:layer="layout" draw:type="line" svg:x1="4.4cm" svg:y1="8.7cm" svg:x2="5.3cm" svg:y2="7.1cm" draw:start-shape="id7" draw:start-glue-point="0" draw:end-shape="id1" draw:end-glue-point="2" svg:d="M4400 8700l900-1600" svg:viewBox="0 0 901 1601">
          <text:p/>
        </draw:connector>
        <draw:connector draw:style-name="gr4" draw:text-style-name="P2" draw:layer="layout" draw:type="line" svg:x1="12.2cm" svg:y1="8.7cm" svg:x2="14cm" svg:y2="7.1cm" draw:start-shape="id8" draw:start-glue-point="0" draw:end-shape="id4" draw:end-glue-point="2" svg:d="M12200 8700l1800-1600" svg:viewBox="0 0 1801 1601">
          <text:p/>
        </draw:connector>
        <draw:connector draw:style-name="gr4" draw:text-style-name="P2" draw:layer="layout" draw:type="line" svg:x1="17.3cm" svg:y1="8.7cm" svg:x2="14cm" svg:y2="7.1cm" draw:start-shape="id9" draw:start-glue-point="0" draw:end-shape="id4" draw:end-glue-point="2" svg:d="M17300 8700l-3300-1600" svg:viewBox="0 0 3301 1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10-10T09:18:01.128551835</meta:creation-date>
    <dc:date>2020-10-10T09:24:05.933939786</dc:date>
    <dc:creator>Victor Porton</dc:creator>
    <meta:editing-duration>PT6M5S</meta:editing-duration>
    <meta:editing-cycles>3</meta:editing-cycles>
    <meta:generator>LibreOffice/6.4.6.2$Linux_X86_64 LibreOffice_project/40$Build-2</meta:generator>
    <meta:document-statistic meta:object-count="16"/>
  </office:meta>
</office:document-meta>
</file>